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365000001CEBA2F065A.svm"/>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Standard">
      <style:paragraph-properties fo:margin-left="0in" fo:margin-right="0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 style:family="paragraph" style:parent-style-name="Standard">
      <style:paragraph-properties fo:margin-left="0in" fo:margin-right="0in" fo:text-align="center" style:justify-single-word="false" fo:text-indent="0in" style:auto-text-indent="false" style:text-autospace="none"/>
      <style:text-properties style:font-name="Palatino Linotype1" fo:font-size="20pt" fo:font-weight="bold" style:font-name-asian="Times New Roman1" style:font-size-asian="20pt" style:font-weight-asian="bold" style:font-name-complex="Times New Roman1" style:font-size-complex="20pt" style:font-weight-complex="bold"/>
    </style:style>
    <style:style style:name="P5"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6" style:family="paragraph" style:parent-style-name="Contents_20_2">
      <style:paragraph-properties fo:margin-left="0in" fo:margin-right="0in" fo:text-indent="0in" style:auto-text-indent="false" style:text-autospace="none">
        <style:tab-stops>
          <style:tab-stop style:position="4.5in" style:type="right" style:leader-style="dotted" style:leader-text="."/>
        </style:tab-stops>
      </style:paragraph-properties>
      <style:text-properties fo:color="#000000" style:font-name="Palatino" fo:font-size="10pt" fo:font-style="normal" fo:font-weight="bold" style:font-size-asian="10pt" style:font-style-asian="normal" style:font-weight-asian="bold" style:font-name-complex="Times New Roman1" style:font-size-complex="10pt" style:font-style-complex="normal" style:font-weight-complex="bold"/>
    </style:style>
    <style:style style:name="P7" style:family="paragraph" style:parent-style-name="Standard">
      <style:paragraph-properties style:line-height-at-least="0.2083in" fo:text-align="justify" style:justify-single-word="false" style:text-autospace="none"/>
      <style:text-properties style:font-name="Palatino Linotype1" fo:font-size="14pt" fo:font-weight="bold" style:font-size-asian="14pt" style:font-weight-asian="bold" style:font-size-complex="14pt" style:font-weight-complex="bold"/>
    </style:style>
    <style:style style:name="P8"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14pt" style:font-name-asian="Courier" style:font-size-asian="14pt" style:font-name-complex="Courier" style:font-size-complex="14pt"/>
    </style:style>
    <style:style style:name="P9" style:family="paragraph" style:parent-style-name="Standard">
      <style:paragraph-properties style:line-height-at-least="0.278in" fo:text-align="justify" style:justify-single-word="false" style:text-autospace="none"/>
      <style:text-properties style:font-name="Palatino Linotype1" fo:font-size="32pt" fo:font-weight="bold" style:font-name-asian="Times New Roman1" style:font-size-asian="32pt" style:font-weight-asian="bold" style:font-name-complex="Times New Roman1" style:font-size-complex="32pt" style:font-weight-complex="bold"/>
    </style:style>
    <style:style style:name="P10"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11"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12" style:family="paragraph" style:parent-style-name="Standard">
      <style:text-properties fo:font-size="13pt" fo:font-weight="bold" style:font-size-asian="13pt" style:font-weight-asian="bold" style:font-size-complex="13pt" style:font-weight-complex="bold"/>
    </style:style>
    <style:style style:name="P13" style:family="paragraph" style:parent-style-name="Standard">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text-properties style:font-name="Palatino" fo:font-size="12pt" fo:font-style="italic" style:font-size-asian="12pt" style:font-style-asian="italic" style:font-size-complex="12pt" style:font-style-complex="italic"/>
    </style:style>
    <style:style style:name="P18" style:family="paragraph" style:parent-style-name="Standard">
      <style:text-properties style:font-name="Palatino" fo:font-size="9pt" style:font-size-asian="9pt" style:font-size-complex="9pt"/>
    </style:style>
    <style:style style:name="P19"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20"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1"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20pt" fo:font-weight="bold" style:font-name-asian="Times New Roman1" style:font-size-asian="20pt" style:font-weight-asian="bold" style:font-name-complex="Times New Roman1" style:font-size-complex="20pt" style:font-weight-complex="bold"/>
    </style:style>
    <style:style style:name="P22"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3" style:family="paragraph" style:parent-style-name="Standard">
      <style:paragraph-properties fo:margin-left="0in" fo:margin-right="0in" style:line-height-at-least="0.278in" fo:text-align="center" style:justify-single-word="false" fo:text-indent="0.1701in" style:auto-text-indent="false" style:text-autospace="none"/>
      <style:text-properties fo:color="#000000"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4"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5"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26"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27" style:family="paragraph" style:parent-style-name="Standard">
      <style:paragraph-properties style:line-height-at-least="0.2083in" fo:text-align="justify" style:justify-single-word="false" fo:break-before="page" style:text-autospace="none"/>
      <style:text-properties fo:font-size="14pt" style:font-size-asian="14pt" style:font-size-complex="14pt"/>
    </style:style>
    <style:style style:name="P28" style:family="paragraph" style:parent-style-name="Standard">
      <style:paragraph-properties fo:break-before="page"/>
      <style:text-properties fo:font-size="13pt" fo:font-weight="bold" style:font-size-asian="13pt" style:font-weight-asian="bold" style:font-size-complex="13pt" style:font-weight-complex="bold"/>
    </style:style>
    <style:style style:name="P29" style:family="paragraph" style:parent-style-name="Standard">
      <style:paragraph-properties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30" style:family="paragraph" style:parent-style-name="Standard">
      <style:paragraph-properties fo:break-before="page"/>
      <style:text-properties fo:font-size="12pt" style:font-size-asian="12pt" style:font-size-complex="12pt"/>
    </style:style>
    <style:style style:name="P31"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4pt" fo:font-weight="bold" style:font-name-asian="Helvetica" style:font-size-asian="14pt" style:font-weight-asian="bold" style:font-name-complex="Helvetica" style:font-size-complex="14pt" style:font-weight-complex="bold"/>
    </style:style>
    <style:style style:name="P32"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2pt" fo:font-weight="normal" style:font-name-asian="Helvetica" style:font-size-asian="12pt" style:font-weight-asian="normal" style:font-name-complex="Helvetica" style:font-size-complex="12pt" style:font-weight-complex="normal"/>
    </style:style>
    <style:style style:name="P33"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0pt" fo:font-weight="normal" style:font-name-asian="Helvetica" style:font-size-asian="10pt" style:font-weight-asian="normal" style:font-name-complex="Helvetica" style:font-size-complex="10pt" style:font-weight-complex="normal"/>
    </style:style>
    <style:style style:name="P34"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size-asian="13pt"/>
    </style:style>
    <style:style style:name="P35"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10pt" style:font-name-asian="Arial1" style:font-size-asian="10pt" style:font-size-complex="10pt"/>
    </style:style>
    <style:style style:name="P36" style:family="paragraph" style:parent-style-name="Contents_20_2">
      <style:paragraph-properties fo:margin-left="0.1965in" fo:margin-right="0in" fo:margin-top="0.0398in" fo:margin-bottom="0.0193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37" style:family="paragraph" style:parent-style-name="Contents_20_2">
      <style:paragraph-properties fo:margin-left="0.1965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38" style:family="paragraph" style:parent-style-name="Standard">
      <style:paragraph-properties fo:margin-top="0in" fo:margin-bottom="0.0693in" style:line-height-at-least="0.2083in" fo:text-align="center" style:justify-single-word="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39" style:family="paragraph" style:parent-style-name="First_20_line_20_inden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40" style:family="paragraph" style:parent-style-name="Contents_20_2">
      <style:paragraph-properties fo:margin-left="0.1965in" fo:margin-right="0in" fo:margin-top="0.0799in" fo:margin-bottom="0.0598in" fo:text-align="start" style:justify-single-word="false" fo:text-indent="0in" style:auto-text-indent="false" fo:break-before="pag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41" style:family="paragraph" style:parent-style-name="Heading_20_3">
      <style:paragraph-properties fo:margin-top="0.1701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2" style:family="paragraph" style:parent-style-name="Heading_20_3">
      <style:paragraph-properties fo:margin-top="0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3" style:family="paragraph" style:parent-style-name="Heading_20_3">
      <style:paragraph-properties fo:margin-top="0in" fo:margin-bottom="0.0799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4" style:family="paragraph" style:parent-style-name="First_20_line_20_indent">
      <style:paragraph-properties fo:margin-top="0in" fo:margin-bottom="0.0028in" fo:text-align="start" style:justify-single-word="false"/>
      <style:text-properties fo:font-size="9pt" style:font-size-asian="9pt" style:font-size-complex="9pt"/>
    </style:style>
    <style:style style:name="P45" style:family="paragraph" style:parent-style-name="First_20_line_20_indent">
      <style:paragraph-properties fo:margin-top="0in" fo:margin-bottom="0.0028in" fo:text-align="start" style:justify-single-word="false"/>
    </style:style>
    <style:style style:name="P46" style:family="paragraph" style:parent-style-name="Standard" style:master-page-name="Right_20_Page">
      <style:paragraph-properties fo:margin-left="0in" fo:margin-right="0in" fo:text-align="center" style:justify-single-word="false" fo:text-indent="0in" style:auto-text-indent="false" style:page-number="auto" fo:break-before="page" style:text-autospace="none"/>
      <style:text-properties style:font-name="Palatino Linotype1" fo:font-size="24pt" fo:font-weight="bold" style:font-name-asian="Times New Roman1" style:font-size-asian="24pt" style:font-weight-asian="bold" style:font-name-complex="Times New Roman1" style:font-size-complex="24pt" style:font-weight-complex="bold"/>
    </style:style>
    <style:style style:name="P47" style:family="paragraph" style:parent-style-name="Standard">
      <style:paragraph-properties fo:margin-left="0.1965in" fo:margin-right="0in" fo:margin-top="0in" fo:margin-bottom="0.0028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1" style:font-size-complex="9pt" style:font-style-complex="normal" style:font-weight-complex="normal"/>
    </style:style>
    <style:style style:name="P48" style:family="paragraph" style:parent-style-name="Standard">
      <style:paragraph-properties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8pt" style:font-name-asian="Courier" style:font-size-asian="8pt" style:font-name-complex="Courier" style:font-size-complex="8pt"/>
    </style:style>
    <style:style style:name="P49" style:family="paragraph" style:parent-style-name="Standard">
      <style:paragraph-properties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8pt" style:font-size-asian="8pt" style:font-size-complex="8pt"/>
    </style:style>
    <style:style style:name="P50"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51"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52" style:family="paragraph" style:parent-style-name="Standard">
      <style:paragraph-properties fo:margin-top="0in" fo:margin-bottom="0.0028in" fo:text-align="start" style:justify-single-word="false" fo:break-before="page"/>
      <style:text-properties fo:font-size="9pt" style:font-size-asian="9pt" style:font-size-complex="9pt"/>
    </style:style>
    <style:style style:name="P53" style:family="paragraph" style:parent-style-name="Standard">
      <style:paragraph-properties fo:margin-top="0in" fo:margin-bottom="0.0028in" fo:text-align="start" style:justify-single-word="false"/>
      <style:text-properties fo:font-size="9pt" style:font-size-asian="9pt" style:font-size-complex="9pt"/>
    </style:style>
    <style:style style:name="P54" style:family="paragraph" style:parent-style-name="Heading_20_1">
      <style:paragraph-properties fo:margin-top="0.2in" fo:margin-bottom="0.1in" fo:break-before="page"/>
      <style:text-properties fo:font-size="16pt" style:font-size-asian="16pt" style:font-size-complex="16pt"/>
    </style:style>
    <style:style style:name="T1" style:family="text">
      <style:text-properties style:font-name="Palatino Linotype1" style:font-name-asian="Courier" style:font-name-complex="Courier"/>
    </style:style>
    <style:style style:name="T2" style:family="text">
      <style:text-properties fo:font-size="9pt" style:font-size-asian="9pt" style:font-size-complex="9pt"/>
    </style:style>
    <style:style style:name="T3" style:family="text">
      <style:text-properties fo:font-size="9pt" fo:font-style="italic" style:font-size-asian="9pt" style:font-style-asian="italic" style:font-size-complex="9pt" style:font-style-complex="italic"/>
    </style:style>
    <style:style style:name="T4" style:family="text">
      <style:text-properties fo:font-variant="normal" fo:text-transform="none" fo:color="#000000" style:font-name="Times New Roman" fo:font-size="8pt" fo:letter-spacing="normal" fo:font-style="italic" fo:font-weight="normal" style:font-size-asian="8pt" style:font-style-asian="italic" style:font-weight-asian="normal" style:font-name-complex="Times New Roman" style:font-size-complex="8pt" style:font-style-complex="italic"/>
    </style:style>
    <style:style style:name="T5" style:family="text">
      <style:text-properties fo:font-variant="normal" fo:text-transform="none" fo:color="#000000" style:font-name="Times New Roman" fo:font-size="8pt" fo:letter-spacing="normal" fo:font-style="normal" fo:font-weight="normal" style:font-size-asian="8pt" style:font-style-asian="normal" style:font-weight-asian="normal" style:font-name-complex="Times New Roman"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
      </text:user-field-decls>
      <text:p text:style-name="P46"/>
      <text:p text:style-name="P4">Poetic Starlight</text:p>
      <text:p text:style-name="P9"/>
      <text:p text:style-name="P20"/>
      <text:p text:style-name="P20"/>
      <text:p text:style-name="P38">By Stacy David</text:p>
      <text:p text:style-name="P7"/>
      <text:p text:style-name="P7"/>
      <text:p text:style-name="P7"/>
      <text:p text:style-name="P7"/>
      <text:p text:style-name="P22"/>
      <text:p text:style-name="P20"/>
      <text:p text:style-name="P20"/>
      <text:p text:style-name="P20"/>
      <text:p text:style-name="P20"/>
      <text:p text:style-name="P25">Tiger Farm Press</text:p>
      <text:p text:style-name="P24"><draw:frame draw:style-name="fr1" draw:name="graphics1" text:anchor-type="paragraph" svg:width="0.598in" svg:height="0.3311in" draw:z-index="0"><draw:image xlink:href="Pictures/20000009000005EF0000034A4CA2CB80.svm" xlink:type="simple" xlink:show="embed" xlink:actuate="onLoad"/></draw:frame></text:p>
      <text:p text:style-name="P27"/>
      <text:p text:style-name="P10"/>
      <text:p text:style-name="P10"/>
      <text:p text:style-name="P10"/>
      <text:p text:style-name="P10"/>
      <text:p text:style-name="P10"/>
      <text:p text:style-name="P10"/>
      <text:p text:style-name="P10"/>
      <text:p text:style-name="P10"/>
      <text:p text:style-name="P10"/>
      <text:p text:style-name="P10"/>
      <text:p text:style-name="P10"/>
      <text:p text:style-name="P48">Copyright © 2020, Stacy David Thurston, United States of America.</text:p>
      <text:p text:style-name="P48">All rights reserved. No part of this book may be reproduced or transmitted in any form or by any means, electronic or mechanical, without permission in writing from the author, except for the use of brief quotations in a book review or scholarly journal.</text:p>
      <text:p text:style-name="P49"><text:span text:style-name="T1">Lulu.com publisher ISBN: </text:span>978-0-359-40287-8</text:p>
      <text:p text:style-name="P48">Cover by Tiger Farm Press using author's photo taken in the Louvre in Paris.</text:p>
      <text:p text:style-name="P48">First Edition, there was a previous draft edition.</text:p>
      <text:p text:style-name="P8"/>
      <text:p text:style-name="P16"><draw:frame draw:style-name="fr2" draw:name="graphics2" text:anchor-type="paragraph" svg:x="1.3791in" svg:y="0.0154in" svg:width="0.3425in" svg:height="0.1819in" draw:z-index="1"><draw:image xlink:href="Pictures/2000000900000365000001CEBA2F065A.svm" xlink:type="simple" xlink:show="embed" xlink:actuate="onLoad"/></draw:frame>TIGER FARM PRESS <text:s/>CALIFORNIA</text:p>
      <text:p text:style-name="P28"/>
      <text:p text:style-name="P12"/>
      <text:p text:style-name="P12"/>
      <text:p text:style-name="P12"/>
      <text:p text:style-name="P12"/>
      <text:p text:style-name="P12"/>
      <text:p text:style-name="P32">Dedicated to</text:p>
      <text:p text:style-name="P33">my readers</text:p>
      <text:p text:style-name="P31"/>
      <text:p text:style-name="P34"/>
      <text:p text:style-name="P30"/>
      <text:p text:style-name="P14"/>
      <text:p text:style-name="P14"/>
      <text:p text:style-name="P14"/>
      <text:p text:style-name="P17">Author's other books</text:p>
      <text:p text:style-name="P18">Family History</text:p>
      <text:p text:style-name="P18">Getting Started with Sun ONE</text:p>
      <text:p text:style-name="P18">Scrooge's Christmas</text:p>
      <text:p text:style-name="P18">Traveling for Pleasure</text:p>
      <text:p text:style-name="P18">Einstein's Cube</text:p>
      <text:p text:style-name="P26"/>
      <text:p text:style-name="P15"/>
      <text:p text:style-name="P21">Poetic Starlight</text:p>
      <text:p text:style-name="P11"/>
      <text:p text:style-name="P23">John Keats story told with poems</text:p>
      <text:p text:style-name="P23">inspired by the Age of Romance.</text:p>
      <text:p text:style-name="P3"/>
      <text:h text:style-name="P54" text:outline-level="1">Contents</text:h>
      <text:p text:style-name="P5">Poetic Spirit <text:tab/></text:p>
      <text:p text:style-name="P35">The Road Less Taken <text:tab/>1</text:p>
      <text:p text:style-name="P35">Great Poets <text:s/><text:tab/>2</text:p>
      <text:p text:style-name="P35">To be or not to be <text:tab/>4</text:p>
      <text:p text:style-name="P35">Circle of Writers <text:tab/>6</text:p>
      <text:p text:style-name="P35">Poems, Keats's first book <text:tab/>7</text:p>
      <text:p text:style-name="P35">He was a Poet, Sure a Lover too <text:tab/>8</text:p>
      <text:p text:style-name="P35">Poetic Spirit <text:tab/>9</text:p>
      <text:p text:style-name="P5">Epic Writing the Keats Way <text:tab/></text:p>
      <text:p text:style-name="P35">Endymion, Keats's second book <text:tab/>12</text:p>
      <text:p text:style-name="P35">Daffodils <text:s/><text:tab/>13</text:p>
      <text:p text:style-name="P35">Tramping around Scotland <text:s/><text:tab/>14</text:p>
      <text:p text:style-name="P35">Imperial Banquet <text:tab/>16</text:p>
      <text:p text:style-name="P35">An Epic Sonnet for Miss Cox <text:tab/>17</text:p>
      <text:p text:style-name="P5">Love and Creativity <text:tab/></text:p>
      <text:p text:style-name="P35">For Valentine's Day <text:tab/>19</text:p>
      <text:p text:style-name="P35">How Do I Love Thee? <text:tab/>20</text:p>
      <text:p text:style-name="P35">Engagement <text:tab/>21</text:p>
      <text:p text:style-name="P35">Ode to a Nightingale's Lament <text:tab/>22</text:p>
      <text:p text:style-name="P35">My dear lady <text:tab/>26</text:p>
      <text:p text:style-name="P35">What Dreams are Made Of <text:tab/>27</text:p>
      <text:p text:style-name="P35">On the Road Again <text:tab/>28</text:p>
      <text:p text:style-name="P35">Summer Muse <text:tab/>29</text:p>
      <text:p text:style-name="P35"><text:soft-page-break/>Lamia, A Timeless Theme <text:tab/>31</text:p>
      <text:p text:style-name="P35">The Composition of a Kiss <text:tab/>32</text:p>
      <text:p text:style-name="P35">Ill Wind <text:tab/>33</text:p>
      <text:p text:style-name="P5">Bright Star <text:tab/></text:p>
      <text:p text:style-name="P35">Starlight <text:tab/>34</text:p>
      <text:p text:style-name="P35">The Tempest <text:tab/>35</text:p>
      <text:p text:style-name="P35">Poetic Starlight <text:tab/>36</text:p>
      <text:p text:style-name="P35">Decades Later <text:tab/>38</text:p>
      <text:p text:style-name="P35">Star Writer <text:tab/>39</text:p>
      <text:p text:style-name="P35">English Romantic Poets <text:tab/>40</text:p>
      <text:h text:style-name="P54" text:outline-level="1"/>
      <text:p text:style-name="P6">Others Worth Writing About <text:tab/></text:p>
      <text:p text:style-name="P35">As a Child <text:tab/>i</text:p>
      <text:p text:style-name="P35">Crashed <text:tab/>ii</text:p>
      <text:p text:style-name="P35">Noodles <text:tab/>iii</text:p>
      <text:p text:style-name="P35">A Dinner Dream <text:s/>and Noodle Porn<text:tab/>iv</text:p>
      <text:p text:style-name="P35">Cheers My Friend <text:tab/>vi</text:p>
      <text:p text:style-name="P5">Afterword <text:tab/></text:p>
      <text:p text:style-name="P35">Poems Inspired by Poems<text:tab/>viii</text:p>
      <text:p text:style-name="P35">Keats House <text:tab/>x</text:p>
      <text:p text:style-name="P35">My Literary Pilgrimage <text:tab/>xi</text:p>
      <text:p text:style-name="P35">Keats Handwriting <text:tab/>xiii</text:p>
      <text:p text:style-name="P35">Poem and Illustration Credits <text:tab/>xv</text:p>
      <text:p text:style-name="P5">Halsey Purdy and Other Family Writers <text:tab/></text:p>
      <text:p text:style-name="P36">Granpa was a poet <text:tab/>xviii</text:p>
      <text:p text:style-name="P36">A Little Mouse <text:tab/>xix</text:p>
      <text:p text:style-name="P36">From Santa <text:tab/>xx</text:p>
      <text:p text:style-name="P36">I was Born <text:tab/>xxi</text:p>
      <text:p text:style-name="P36">Taxi Cab and the Three Trucks, by Rachel <text:tab/>xxvii</text:p>
      <text:p text:style-name="P36">Few of Branden's Grade 8 Poems <text:tab/>xxxi</text:p>
      <text:p text:style-name="P36">The Garden, by Riley <text:tab/>xxxv</text:p>
      <text:p text:style-name="P36">I am Canadian <text:tab/>xxxv</text:p>
      <text:p text:style-name="P36">Good Night Grandma Story <text:tab/>xxxviii</text:p>
      <text:p text:style-name="P37"/>
      <text:p text:style-name="P40"/>
      <text:p text:style-name="P40"/>
      <text:p text:style-name="P52"/>
      <text:h text:style-name="Heading_20_1" text:outline-level="1">Foreword</text:h>
      <text:p text:style-name="Standard">This is a book of poetry. The first section is the story of Keats writing. In the writing I have taken a poetic license with the poems, letters, and quotes. As an art book on Monet includes works from other painters, included here are works by earlier poets, poets of Keats time, and poets after him. The image photos are from my travel collection, engravings from my books, or images from Wikipedia.</text:p>
      <text:p text:style-name="P45"><text:span text:style-name="T2">The second section is titled, </text:span><text:span text:style-name="T3">Others Worth Writing About</text:span><text:span text:style-name="T2">. It's short writings with an introduction to the poetry. Then there is the independent pieces and fragments. </text:span>This follows the book format of, <text:span text:style-name="T4">The Poetical Works of Coleridge, Shelley, and Keats</text:span><text:span text:style-name="T5">, printed 1829</text:span>.</text:p>
      <text:p text:style-name="P44">If you have an interest in the original works, the afterword includes a list of the original poems and authors that were used for inspiration.</text:p>
      <text:p text:style-name="First_20_line_20_indent"/>
      <text:p text:style-name="P53"/>
      <text:p text:style-name="P47"/>
      <text:p text:style-name="P29"/>
      <text:p text:style-name="P19"/>
      <text:p text:style-name="P19"/>
      <text:h text:style-name="P41" text:outline-level="3">The great beauty of Poetry is,</text:h>
      <text:h text:style-name="P42" text:outline-level="3"><text:s text:c="8"/>that it makes everything</text:h>
      <text:h text:style-name="P43" text:outline-level="3"><text:s text:c="14"/>every place interesting. <text:s text:c="17"/></text:h>
      <text:p text:style-name="P39">John Keats, 1819</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text-properties fo:font-size="9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margin-top="0in" fo:margin-bottom="0.0598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Normal_20_Block" style:display-name="Normal Block" style:family="paragraph" style:parent-style-name="Standard">
      <style:paragraph-properties fo:margin-left="0in" fo:margin-right="0in" fo:margin-top="0in" fo:margin-bottom="0.1665in" fo:hyphenation-ladder-count="no-limit" fo:text-indent="0in" style:auto-text-indent="false"/>
      <style:text-properties fo:font-size="12pt" fo:language="en" fo:country="US" style:font-size-asian="12pt" style:font-size-complex="12pt" fo:hyphenate="false" fo:hyphenation-remain-char-count="2" fo:hyphenation-push-char-count="2"/>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WW8Num1z0" style:family="text"/>
    <style:style style:name="WW8Num1z1" style:family="text"/>
    <style:style style:name="WW8Num1z2"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usage="left">
      <style:page-layout-properties fo:page-width="4.25in" fo:page-height="6.8799in" style:num-format="1" style:print-orientation="portrait" fo:margin-top="0.5in" fo:margin-bottom="0.6in" fo:margin-left="0.3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4.25in" fo:page-height="6.8598in" style:num-format="1" style:print-orientation="portrait" fo:margin-top="0.5in" fo:margin-bottom="0.6in" fo:margin-left="0.7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text:chapter text:display="name" text:outline-level="1"/> / <text:page-number text:select-page="current"/></text:p>
      </style:header>
      <style:header-left>
        <text:p text:style-name="MP2"><text:page-number text:select-page="current"/> / <text:title>Poetic Starlight</text:title></text:p>
      </style:header-left>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Poetic Starlight</dc:title>
    <meta:initial-creator>Stacy David Thurston</meta:initial-creator>
    <meta:creation-date>2008-06-07T01:13:19</meta:creation-date>
    <dc:date>2020-08-26T09:23:16</dc:date>
    <meta:print-date>2009-01-12T14:38:07</meta:print-date>
    <dc:language>en-US</dc:language>
    <meta:editing-cycles>442</meta:editing-cycles>
    <meta:editing-duration>P11DT21H9M1S</meta:editing-duration>
    <dc:creator>Stacy David</dc:creator>
    <meta:document-statistic meta:table-count="0" meta:image-count="2" meta:object-count="0" meta:page-count="12" meta:paragraph-count="86" meta:word-count="521" meta:character-count="2994"/>
    <meta:user-defined meta:name="Info 1"/>
    <meta:user-defined meta:name="Info 2"/>
    <meta:user-defined meta:name="Info 3"/>
    <meta:user-defined meta:name="Info 4"/>
  </office:meta>
</office:document-meta>
</file>